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34727" officeooo:paragraph-rsid="00134727" style:font-weight-asian="bold" style:font-weight-complex="bold"/>
    </style:style>
    <style:style style:name="P2" style:family="paragraph" style:parent-style-name="Standard">
      <style:text-properties fo:language="en" fo:country="US" fo:font-weight="normal" officeooo:rsid="00134727" officeooo:paragraph-rsid="00134727" style:font-weight-asian="normal" style:font-weight-complex="normal"/>
    </style:style>
    <style:style style:name="P3" style:family="paragraph" style:parent-style-name="Text_20_body">
      <style:text-properties fo:language="en" fo:country="US" fo:font-weight="normal" officeooo:rsid="00134727" officeooo:paragraph-rsid="00134727" style:font-weight-asian="normal" style:font-weight-complex="normal"/>
    </style:style>
    <style:style style:name="P4" style:family="paragraph" style:parent-style-name="Standard">
      <style:text-properties fo:font-size="14pt" fo:language="en" fo:country="US" fo:font-weight="bold" officeooo:rsid="00134727" officeooo:paragraph-rsid="0013472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fo:font-weight="bold" officeooo:rsid="00153360" officeooo:paragraph-rsid="00153360" style:font-size-asian="14pt" style:font-weight-asian="bold" style:font-size-complex="14pt" style:font-weight-complex="bold"/>
    </style:style>
    <style:style style:name="P6" style:family="paragraph" style:parent-style-name="Heading_20_2">
      <style:text-properties fo:font-size="14pt" fo:language="en" fo:country="US" fo:font-weight="bold" officeooo:rsid="0015e5d4" officeooo:paragraph-rsid="0015e5d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en" fo:country="US" fo:font-weight="bold" officeooo:rsid="00196d93" officeooo:paragraph-rsid="00196d9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language="en" fo:country="US" fo:font-weight="normal" officeooo:rsid="00196d93" officeooo:paragraph-rsid="00196d93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language="en" fo:country="US" fo:font-weight="bold" officeooo:rsid="00134727" officeooo:paragraph-rsid="00134727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2pt" fo:language="en" fo:country="US" fo:font-weight="normal" officeooo:rsid="00153360" officeooo:paragraph-rsid="0015336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fo:font-weight="normal" officeooo:rsid="00196d93" officeooo:paragraph-rsid="00196d93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96d93" officeooo:paragraph-rsid="00196d93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n" fo:country="US" fo:font-weight="normal" officeooo:rsid="001a9e95" officeooo:paragraph-rsid="001a9e95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5e5d4" officeooo:paragraph-rsid="00196d93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7b037" officeooo:paragraph-rsid="00196d93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96d93" officeooo:paragraph-rsid="0015e5d4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bold" officeooo:rsid="0015e5d4" officeooo:paragraph-rsid="0015e5d4" style:font-size-asian="12pt" style:font-weight-asian="bold" style:font-size-complex="12pt" style:font-weight-complex="bold"/>
    </style:style>
    <style:style style:name="P18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bold" officeooo:rsid="001a9e95" officeooo:paragraph-rsid="001a9e95" style:font-size-asian="12pt" style:font-weight-asian="bold" style:font-size-complex="12pt" style:font-weight-complex="bold"/>
    </style:style>
    <style:style style:name="P19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bold" officeooo:rsid="001c4773" officeooo:paragraph-rsid="001c4773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text-properties fo:font-size="12pt" fo:language="en" fo:country="US" fo:font-weight="normal" officeooo:rsid="00153360" officeooo:paragraph-rsid="00153360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en" fo:country="US" fo:font-weight="normal" officeooo:rsid="001a9e95" officeooo:paragraph-rsid="001a9e95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en" fo:country="US" fo:font-weight="normal" officeooo:rsid="001d8f84" officeooo:paragraph-rsid="001d8f84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2pt" officeooo:rsid="00153360" officeooo:paragraph-rsid="00153360" style:font-size-asian="12pt" style:font-size-complex="12pt"/>
    </style:style>
    <style:style style:name="P24" style:family="paragraph" style:parent-style-name="Text_20_body" style:list-style-name="L1">
      <style:text-properties officeooo:paragraph-rsid="00134727"/>
    </style:style>
    <style:style style:name="P25" style:family="paragraph" style:parent-style-name="Text_20_body" style:list-style-name="L1">
      <style:text-properties fo:language="en" fo:country="US" fo:font-weight="normal" officeooo:rsid="00134727" officeooo:paragraph-rsid="00134727" style:font-weight-asian="normal" style:font-weight-complex="normal"/>
    </style:style>
    <style:style style:name="P26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a9e95" officeooo:paragraph-rsid="001a9e95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2pt" fo:language="en" fo:country="US" fo:font-weight="normal" officeooo:rsid="00196d93" officeooo:paragraph-rsid="00196d93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fo:language="en" fo:country="US" fo:font-weight="normal" officeooo:rsid="001d8f84" officeooo:paragraph-rsid="001d8f84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fo:font-size="12pt" fo:language="en" fo:country="US" fo:font-weight="normal" officeooo:rsid="001dc853" officeooo:paragraph-rsid="001dc853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font-size="12pt" fo:language="en" fo:country="US" fo:font-weight="normal" officeooo:rsid="001f5788" officeooo:paragraph-rsid="001f5788" style:font-size-asian="10.5pt" style:font-weight-asian="normal" style:font-size-complex="12pt" style:font-weight-complex="normal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language="en" fo:country="US" fo:font-weight="normal" officeooo:rsid="0015e5d4" style:font-weight-asian="normal" style:font-weight-complex="normal"/>
    </style:style>
    <style:style style:name="T3" style:family="text">
      <style:text-properties officeooo:rsid="00153360"/>
    </style:style>
    <style:style style:name="T4" style:family="text">
      <style:text-properties officeooo:rsid="0017b037"/>
    </style:style>
    <style:style style:name="T5" style:family="text">
      <style:text-properties officeooo:rsid="001a9e9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4773" style:font-weight-asian="normal" style:font-weight-complex="normal"/>
    </style:style>
    <style:style style:name="T8" style:family="text">
      <style:text-properties fo:font-weight="normal" officeooo:rsid="001d8f84" style:font-weight-asian="normal" style:font-weight-complex="normal"/>
    </style:style>
    <style:style style:name="T9" style:family="text">
      <style:text-properties officeooo:rsid="001d8f84"/>
    </style:style>
    <style:style style:name="T10" style:family="text">
      <style:text-properties officeooo:rsid="001dc85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ventory management system project requirements and objectives</text:p>
      <text:p text:style-name="P1"/>
      <text:p text:style-name="P1"/>
      <text:p text:style-name="P4">Defining project requirements</text:p>
      <text:p text:style-name="P1"/>
      <text:p text:style-name="P3">Create a console application where users can manage product stock. Users should be able to add new products, update stock, and remove products.</text:p>
      <text:p text:style-name="P3">1. Functional requirements</text:p>
      <text:list xml:id="list1415251642" text:style-name="L1">
        <text:list-item>
          <text:p text:style-name="P25">Add new products with name, price, and stock quantity.</text:p>
        </text:list-item>
        <text:list-item>
          <text:p text:style-name="P24">Update stock when products are sold or restocked.</text:p>
        </text:list-item>
        <text:list-item>
          <text:p text:style-name="P24">View all products and their stock levels.</text:p>
        </text:list-item>
        <text:list-item>
          <text:p text:style-name="P24">Remove products from inventory.</text:p>
        </text:list-item>
      </text:list>
      <text:p text:style-name="P3">2. Non-functional requirements</text:p>
      <text:p text:style-name="P2"><text:s/>​<text:span text:style-name="T3">Th</text:span>e app should have a console interface that's ​intuitive and that allows admin to add new products with price and quantity, update stock when products are sold or restocked, ​view all products and their stock level, and remove products from the inventory. The app should quickly <text:span text:style-name="T3">and within seconds </text:span>perform the requested operation and confirm to the admin when it is completed.</text:p>
      <text:p text:style-name="P2"/>
      <text:p text:style-name="P5">Setting project objectives</text:p>
      <text:p text:style-name="P5"/>
      <text:p text:style-name="P10">The project should be completed in 7 days.</text:p>
      <text:list xml:id="list2804320909" text:style-name="L2">
        <text:list-item>
          <text:p text:style-name="P20">Day 1 and Day 2: Create a design outline that will include breaking problem into modules and plan coding components. Also by end of they day 2 a flowchart must be completed that will showcase the flow of the entire project.</text:p>
        </text:list-item>
        <text:list-item>
          <text:p text:style-name="P20">Day 3: Setting up the required variables, main class and function logic.</text:p>
        </text:list-item>
        <text:list-item>
          <text:p text:style-name="P20">Day 4 to Day 5: Develop methods responsible for program functionality and test them.</text:p>
        </text:list-item>
        <text:list-item>
          <text:p text:style-name="P20">Day 6: Implement methods in the main program logic and test it.</text:p>
        </text:list-item>
        <text:list-item>
          <text:p text:style-name="P23"><text:span text:style-name="T1">Day 7: Submit project </text:span><text:span text:style-name="T2">for review.</text:span></text:p>
        </text:list-item>
      </text:list>
      <text:h text:style-name="P6" text:outline-level="2">Design outline</text:h>
      <text:p text:style-name="P17"><text:s text:c="4"/>Modules:</text:p>
      <text:p text:style-name="P18">1. <text:span text:style-name="T6">Add new product – manages all functions related to adding new product.</text:span></text:p>
      <text:p text:style-name="P26">2. Update stock – manages all functions related to update stock levels.</text:p>
      <text:p text:style-name="P18"><text:span text:style-name="T6">3. </text:span><text:span text:style-name="T7">View </text:span><text:span text:style-name="T8">inventory</text:span><text:span text:style-name="T7"> – </text:span><text:span text:style-name="T8">displays products and stock levels</text:span><text:span text:style-name="T7">.</text:span></text:p>
      <text:p text:style-name="P19"><text:span text:style-name="T7">4. </text:span><text:span text:style-name="T6">Remove products – </text:span><text:span text:style-name="T8">removes products from inventory</text:span><text:span text:style-name="T6">.</text:span></text:p>
      <text:p text:style-name="P16"/>
      <text:p text:style-name="P7"><text:soft-page-break/>Plan coding components:</text:p>
      <text:p text:style-name="P7"/>
      <text:p text:style-name="P11">1. Variables:</text:p>
      <text:p text:style-name="P11">bool programContinues = true – <text:span text:style-name="T9">c</text:span>ontrols program <text:span text:style-name="T9">m</text:span>ain <text:span text:style-name="T9">l</text:span>oop.</text:p>
      <text:p text:style-name="P11"><text:span text:style-name="T9">array</text:span> string products = {} - <text:span text:style-name="T9">C</text:span>ontain<text:span text:style-name="T9">s</text:span> products that will be added or removed.</text:p>
      <text:p text:style-name="P11"><text:span text:style-name="T9">array</text:span> double prices = {} - <text:span text:style-name="T9">Co</text:span>ntain<text:span text:style-name="T9">s</text:span> products prices.</text:p>
      <text:p text:style-name="P11"><text:span text:style-name="T9">array</text:span> int quantities = {} - <text:span text:style-name="T9">C</text:span>ontain<text:span text:style-name="T9">s</text:span> products quantities.</text:p>
      <text:p text:style-name="P11"/>
      <text:p text:style-name="P11">2. Loops</text:p>
      <text:p text:style-name="P11">While loop will control the main execution of the program through programContinues variable.</text:p>
      <text:p text:style-name="P13">For loop to <text:span text:style-name="T9">iterate over products</text:span></text:p>
      <text:p text:style-name="P13">For loop to through products and display them and their quantities.</text:p>
      <text:p text:style-name="P11"/>
      <text:p text:style-name="P11"><text:span text:style-name="T5">3</text:span>. Conditional statements</text:p>
      <text:p text:style-name="P11"/>
      <text:p text:style-name="P13">Switch statement to determent the correct operation in the main function.</text:p>
      <text:p text:style-name="P13">If-else statement<text:span text:style-name="T9">s to check for invalid quantity, price, product.</text:span></text:p>
      <text:p text:style-name="P22">If-else statement to check for update option.</text:p>
      <text:p text:style-name="P22">If-else statement to check for valid sold amount.</text:p>
      <text:p text:style-name="P11"/>
      <text:p text:style-name="P11"><text:span text:style-name="T5">4</text:span>. Methods:</text:p>
      <text:p text:style-name="P8"/>
      <text:p text:style-name="P14">1. <text:span text:style-name="T4">static void </text:span>AddNewProduct(string name, double price, int quantity): <text:span text:style-name="T9">Adds new product to inventory.</text:span></text:p>
      <text:p text:style-name="P14">2. <text:span text:style-name="T4">static void UpdateStock(string operation, string product, int amount): Updating product stock level depending on operation:</text:span></text:p>
      <text:p text:style-name="P15">sold – removes the amount from the quantity. </text:p>
      <text:p text:style-name="P12">Restock – increase the quantity of the product by the amount.</text:p>
      <text:p text:style-name="P15">3. static void DisplayInventory(): <text:s/><text:span text:style-name="T9">Displays invetory.</text:span></text:p>
      <text:p text:style-name="P15">4. static void RemoveProduct(string product): Remove product and it’s quantity from the inventory.</text:p>
      <text:p text:style-name="P27">5. static void ExitMainLoop(): Sets loop control variable to false to stop the execution of the program.</text:p>
      <text:p text:style-name="P28">6. static string GetProduct(): Prompts admin to enter name and returns it.</text:p>
      <text:p text:style-name="P28">7. static int GetQuantity(): Prompts admin to enter quantity and returns it.</text:p>
      <text:p text:style-name="P28">8. static double GetPrice(): Prompts admin to enter price and returns it.</text:p>
      <text:p text:style-name="P28">9. <text:span text:style-name="T10">static int ValidateQuantity(int quantity): Returns valid quantity or -1.</text:span></text:p>
      <text:p text:style-name="P29">10. static int FindProductIndex(string productName): Returns product index or -1 if product is not in inventory.</text:p>
      <text:p text:style-name="P30"><text:soft-page-break/>11. static void DisplayError(string errorType): Display error type to admin.</text:p>
      <text:p text:style-name="P30">12. static void DisplayConfirmationMessage(string operation): Display confirmation when operation is comple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23T17:32:55.002000000</dc:date>
    <meta:editing-duration>PT20M50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53" meta:word-count="558" meta:character-count="3609" meta:non-whitespace-character-count="3096"/>
  </office:meta>
</office:document-meta>
</file>